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alibri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" style:family="paragraph" style:parent-style-name="Standard" style:list-style-name="">
      <style:paragraph-properties style:text-autospace="none"/>
      <style:text-properties fo:color="#000000" style:font-name="Calibri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000000" style:font-name="Calibri" fo:font-size="13pt" style:font-name-asian="Courier New" style:font-size-asian="13pt" style:font-name-complex="Courier New" style:font-size-complex="13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 style:list-style-name="">
      <style:paragraph-properties fo:text-align="justify" style:justify-single-word="false" style:text-autospace="none"/>
      <style:text-properties style:font-name="Calibri"/>
    </style:style>
    <style:style style:name="P6" style:family="paragraph" style:parent-style-name="Standard" style:list-style-name="">
      <style:paragraph-properties style:text-autospace="none"/>
      <style:text-properties style:font-name="Calibri"/>
    </style:style>
    <style:style style:name="P7" style:family="paragraph" style:parent-style-name="Standard" style:list-style-name="">
      <style:paragraph-properties style:text-autospace="none"/>
      <style:text-properties style:font-name="Calibri" fo:font-weight="bold" style:font-weight-asian="bold" style:font-weight-complex="bold"/>
    </style:style>
    <style:style style:name="P8" style:family="paragraph" style:parent-style-name="Standard" style:list-style-name="">
      <style:paragraph-properties style:text-autospace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size="12pt" style:font-name-asian="Courier New" style:font-size-asian="12pt" style:font-name-complex="Courier New" style:font-size-complex="12pt"/>
    </style:style>
    <style:style style:name="T2" style:family="text">
      <style:text-properties fo:color="#000000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3" style:family="text">
      <style:text-properties fo:color="#000000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4" style:family="text">
      <style:text-properties fo:color="#000000" fo:font-size="10pt" style:font-name-asian="Courier New" style:font-size-asian="10pt" style:font-name-complex="Courier New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a020f0" fo:font-size="10pt" style:font-name-asian="Courier New" style:font-size-asian="10pt" style:font-name-complex="Courier New" style:font-size-complex="10pt"/>
    </style:style>
    <style:style style:name="T7" style:family="text">
      <style:text-properties fo:color="#a020f0" fo:font-size="12pt" style:font-name-asian="Courier New" style:font-size-asian="12pt" style:font-name-complex="Courier New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Functions</text:span> </text:p>
      <text:p text:style-name="P4"/>
      <text:p text:style-name="P1">CSIgui_OpeningFcn(hObject, eventdata, gui, varargin)</text:p>
      <text:p text:style-name="P3"/>
      <text:p text:style-name="P5">Initializes all GUI settings and creates application data before the figure window is made visible. <text:s/>To improve feedback to user a loading bar <text:s/><text:span text:style-name="T5">[</text:span><text:span text:style-name="T1">loadBar()] i</text:span>s shown during this function. User input, if any, is processed. GUI Color scheme is applied here. </text:p>
      <text:p text:style-name="P6"/>
      <text:p text:style-name="P7">Important </text:p>
      <text:p text:style-name="P6">output:<text:tab/>gui.ID; gui.version; gui.inp;</text:p>
      <text:p text:style-name="P6">input:<text:tab/><text:tab/>varargin from input arguments using CSIgui(…);</text:p>
      <text:p text:style-name="P6">update:<text:tab/>appdata-gui.</text:p>
      <text:p text:style-name="P6">other: <text:tab/><text:tab/>The input argument tags are used to process user input data: <text:tab/><text:tab/><text:tab/><text:span text:style-name="T8"><text:tab/><text:tab/><text:tab/></text:span><text:span text:style-name="T6">'data'</text:span><text:span text:style-name="T4">,</text:span><text:span text:style-name="T6">'list'</text:span><text:span text:style-name="T4">,</text:span><text:span text:style-name="T6">'csi'</text:span><text:span text:style-name="T4">,</text:span><text:span text:style-name="T6">'spec'</text:span><text:span text:style-name="T4">,</text:span><text:span text:style-name="T6">'image'</text:span><text:span text:style-name="T4">,</text:span><text:span text:style-name="T6">'labels'</text:span><text:span text:style-name="T4">,'</text:span><text:span text:style-name="T6">mrs'</text:span><text:span text:style-name="T4">, </text:span><text:span text:style-name="T6">'filepath'</text:span><text:span text:style-name="T4">, </text:span><text:span text:style-name="T6">'filepathi'</text:span><text:span text:style-name="T4">, </text:span><text:span text:style-name="T6">'fp'</text:span><text:span text:style-name="T4">,</text:span><text:span text:style-name="T6">'fpi'</text:span></text:p>
      <text:p text:style-name="P6"><text:span text:style-name="T1">functions:<text:tab/></text:span><text:span text:style-name="T3">CSIgui_setMenuBar; </text:span></text:p>
      <text:p text:style-name="P6"/>
      <text:p text:style-name="P1">gui = CSIgui_setMenuBar(gui)</text:p>
      <text:p text:style-name="P8"><text:span text:style-name="T10">Set the menu bar of the application GUI. </text:span></text:p>
      <text:p text:style-name="P1"/>
      <text:p text:style-name="P1">gui = CSIgui_setMenuBar_JavaScript(gui)</text:p>
      <text:p text:style-name="P2">Set tool tip strings in the menu bar entries using javascript.</text:p>
      <text:p text:style-name="P2"/>
      <text:p text:style-name="P1">function varargout = CSIgui_OutputFcn(hObject, eventdata, gui)</text:p>
      <text:p text:style-name="P1"/>
      <text:p text:style-name="P1">function button_DeleteInput_Callback(hObj, ~, gui)</text:p>
      <text:p text:style-name="P1"/>
      <text:p text:style-name="P1">function delete_UserInput(hObj, gui)</text:p>
      <text:p text:style-name="P1"/>
      <text:p text:style-name="P1">function openFile(hObj, ~, ~)</text:p>
      <text:p text:style-name="P1">function success = parse_listdata(fp, fn, gui)</text:p>
      <text:p text:style-name="P1">function success = parse_sdatspar(fp, fn, gui)</text:p>
      <text:p text:style-name="P1">function success = parse_text(fp, fn, gui)</text:p>
      <text:p text:style-name="P1">function success = parse_mat(fp, fn, gui)</text:p>
      <text:p text:style-name="P1">function parse_userinput(gui)</text:p>
      <text:p text:style-name="P1">function success = parse_dicom(fp, fn, gui)</text:p>
      <text:p text:style-name="P1">function success = parse_parrec(fp, fn, gui)</text:p>
      <text:p text:style-name="P1">function success = parse_protocolText(fp, fn, gui)</text:p>
      <text:p text:style-name="P1">function success = parse_protocolSpar(fp, fn, gui)</text:p>
      <text:p text:style-name="P1">function button_CSI_ReadInfo_Callback(hObj, eventdata, gui)</text:p>
      <text:p text:style-name="P1">function openHelp(~,~, ~)</text:p>
      <text:p text:style-name="P1">function openAbout(hObject,~ ,~)</text:p>
      <text:p text:style-name="P1">function userInput = getUserInput(question, defans, clrs)</text:p>
      <text:p text:style-name="P1">function getUserInput_editKeyPress(H, E) </text:p>
      <text:p text:style-name="P1">function getUserInput_setOutput(hObject,~,~)</text:p>
      <text:p text:style-name="P1">function userInput = getUserInput_Popup(popup_title, popup_input, clrs)</text:p>
      <text:p text:style-name="P1"><text:soft-page-break/>function getUserInput_Popup_setOutput(hObject,~,~)</text:p>
      <text:p text:style-name="P1">function userInput = getUserInput_Buttons(qst, button_text, clrs)</text:p>
      <text:p text:style-name="P1">function getUserInput_Buttons_setOutput(hObject,~,~)</text:p>
      <text:p text:style-name="P1">function userInput = getUserInput_Radio(question, defans, clrs)</text:p>
      <text:p text:style-name="P1">function getUserInput_Radio_setOutput(hObject,~,~)</text:p>
      <text:p text:style-name="P1">function button_CSI_Average_Callback(~, ~, gui)</text:p>
      <text:p text:style-name="P1">function button_CSI_Mean_Callback(~, ~, gui)</text:p>
      <text:p text:style-name="P1">function [data_averaged, index] = CSI_average(data,index)</text:p>
      <text:p text:style-name="P1">function button_CSI_FFT_Kspace_Callback(~, ~, gui)</text:p>
      <text:p text:style-name="P1">function button_CSI_FFT_Callback(~, ~, gui)</text:p>
      <text:p text:style-name="P1">function button_CSI_iFFT_Callback(~, ~, gui)</text:p>
      <text:p text:style-name="P1">function button_CSI_Apodization_Kspace_Callback(~, ~, gui)</text:p>
      <text:p text:style-name="P1">function button_CSI_Apodization_FID_Callback(~, ~, gui)</text:p>
      <text:p text:style-name="P1">function [data, window] = CSI_filterSpectra(data, ftype, opts)</text:p>
      <text:p text:style-name="P1">function filter_window = CSI_filter(fsz, ftype, opts)</text:p>
      <text:p text:style-name="P1">function button_CSI_setFrequency_Callback(hObject, eventdata, gui)</text:p>
      <text:p text:style-name="P1">function button_CSI_setLabels_Callback(~, ~, gui)</text:p>
      <text:p text:style-name="P1">function button_CSI_ReorderDim_Callback(~, ~, gui)</text:p>
      <text:p text:style-name="P1">function button_CSI_ReorderDim_Auto_Callback(hObject, ~, ~)</text:p>
      <text:p text:style-name="P1">function CSI_ReorderDim_Auto(gui)</text:p>
      <text:p text:style-name="P1">function button_CSI_Sum_Callback(~, ~, gui)</text:p>
      <text:p text:style-name="P1">function [data_summed, index] = CSI_summate(data, index)</text:p>
      <text:p text:style-name="P1">function button_T1_MRS_Callback(hObject, eventdata, gui)</text:p>
      <text:p text:style-name="P1">function button_CSI_T2_Callback(hObject, eventdata, gui)</text:p>
      <text:p text:style-name="P1">function button_CSI_ZeroFill_Callback(hObject, eventdata, gui)</text:p>
      <text:p text:style-name="P1">function button_CSI_AutoPhase_Callback(hObject, eventdata, gui)</text:p>
      <text:p text:style-name="P1">function button_CSI_Flip_Callback(~, ~, gui)</text:p>
      <text:p text:style-name="P1">function button_CSI_Rotate_Callback(~, ~ , gui)</text:p>
      <text:p text:style-name="P1">function button_CSI_Multiply_Callback(hObject, eventdata, gui)</text:p>
      <text:p text:style-name="P1">function button_CSI_Divide_Callback(hObject, eventdata, gui)</text:p>
      <text:p text:style-name="P1">function button_CSI_Combine_Callback(~, ~, gui)</text:p>
      <text:p text:style-name="P1">function CSI_Combine_Manual(hobj, ~)</text:p>
      <text:p text:style-name="P1">function CSI_Combine_WSVD(hobj,~)</text:p>
      <text:p text:style-name="P1">function button_CSI_MaxValue_Callback(~, ~, gui)</text:p>
      <text:p text:style-name="P1">function CSI_Max_Per_Slice(~, ~, gui)</text:p>
      <text:p text:style-name="P1">function CSI_Max_In_3D(~, ~, gui)</text:p>
      <text:p text:style-name="P1">function CSI_max3D(data,clrs)</text:p>
      <text:p text:style-name="P1">function button_CSI_SNR_Callback(~, ~, gui)</text:p>
      <text:p text:style-name="P1">function button_ws_Callback(~, ~, gui)</text:p>
      <text:p text:style-name="P1">function button_Info_Callback(hObject, eventdata, gui)</text:p>
      <text:p text:style-name="P1">function button_CSI_frequencyShift_Callback(hObject, eventdata, gui)</text:p>
      <text:p text:style-name="P1">function button_CSI_VoxelShift_Callback(hObject, eventdata, gui)</text:p>
      <text:p text:style-name="P1">function button_CSI_FidOrEcho_Callback(hObject, eventdata, gui)</text:p>
      <text:p text:style-name="P1">function button_Log_DeleteLine_Callback(hObj, eventdata, gui)</text:p>
      <text:p text:style-name="P1">function CSI_dataAsGraph2(data, data_text, datatag, gui, img)</text:p>
      <text:p text:style-name="P1">function CSI_dataAsGraph(data, gui, datatag)</text:p>
      <text:p text:style-name="P1"><text:soft-page-break/>function CSI_dataAsTable(data, datatag)</text:p>
      <text:p text:style-name="P1">function [sliceArray, sliceIndex] = slices2rowArray(data, split)</text:p>
      <text:p text:style-name="P1">function indArray = slice2rowIndex(ndimCell)</text:p>
      <text:p text:style-name="P1">function CSI_dataTable_CellSelection(hObj, evt)</text:p>
      <text:p text:style-name="P1">function CSI_dataAsTable_SaveButton(hObj, ~)</text:p>
      <text:p text:style-name="P1">function button_CSI_setCoordinates_Callback(~, ~, gui)</text:p>
      <text:p text:style-name="P1">function button_MRIcoordinates_Callback(~, ~, gui)</text:p>
      <text:p text:style-name="P1">function MRI_coordinates_DCM(gui, mri)</text:p>
      <text:p text:style-name="P1">function MRI_coordinates_PAR(gui, mri)</text:p>
      <text:p text:style-name="P1">function button_MRIconvert2csi_Callback(~, ~, gui)</text:p>
      <text:p text:style-name="P1">function [img, img_all, img_all_slice_range] = MRI_matchSlices(hObj)</text:p>
      <text:p text:style-name="P1">function MRI_to_CSIspace(gui)</text:p>
      <text:p text:style-name="P1">function MRI_saveIMG(hObj,~)</text:p>
      <text:p text:style-name="P1">function button_plotCSI_Callback(hObject, eventdata, gui)</text:p>
      <text:p text:style-name="P1">function CSI_2D_initiate2D(~,~,~)</text:p>
      <text:p text:style-name="P1">function plot_par = CSI_2D_setFigure(plot_par, init_pos, fig_tag)</text:p>
      <text:p text:style-name="P1">function plot_par = CSI_2D_getData(plot_par, gui, data_volume)</text:p>
      <text:p text:style-name="P1">function plot_par = CSI_2D_getPlotSettings_ColorScaling(plot_par, data_volume)</text:p>
      <text:p text:style-name="P1">function plot_par = CSI_2D_getPlotSettings(plot_par, gui, data_volume)</text:p>
      <text:p text:style-name="P1">function plot_par = CSI_2D_plotImages(plot_par, csiguiObj)</text:p>
      <text:p text:style-name="P1">function CSI_2D_plotVoxels(plot_par, gui)</text:p>
      <text:p text:style-name="P1">function CSI_2D_grid(target, target_sz, dim, range, grid_clr)</text:p>
      <text:p text:style-name="P1">function CSI_close2D(hObj, ~)</text:p>
      <text:p text:style-name="P1">function CSI_2D_voxel_select(hObject, evt, ~)</text:p>
      <text:p text:style-name="P1">function CSI_2D_voxel_selectMultiple(hObj, ~, ~)</text:p>
      <text:p text:style-name="P1">function data2D = CSI_2D_voxel_selected_getData(data2D)</text:p>
      <text:p text:style-name="P1">function CSI_2D_Scaling_plotColorbar(hObj,~)</text:p>
      <text:p text:style-name="P1">function scaleby = CSI_2D_Scaling_Color_Get(gui)</text:p>
      <text:p text:style-name="P1">function scaleby = CSI_2D_Scaling_Axis_Get(gui)</text:p>
      <text:p text:style-name="P1">function CSI_2D_Scaling_Color_Set(hObject, evt)</text:p>
      <text:p text:style-name="P1">function CSI_2D_Scaling_Axis_Set(hObject, evt)</text:p>
      <text:p text:style-name="P1">function [clrs, clrs_range] = CSI_2D_Scaling_calc_ColorOfPlots(data_limits)</text:p>
      <text:p text:style-name="P1">function CSI_2D_Scaling_calc_xaxis(hObject, ~, auto)</text:p>
      <text:p text:style-name="P1">function CSI_2D_Scaling_Options(gui)</text:p>
      <text:p text:style-name="P1">function button_CSI_DisplayOptions_Callback(~, ~, gui)</text:p>
      <text:p text:style-name="P1">function panel_2D_DataSliders(~, ~, gui)</text:p>
      <text:p text:style-name="P1">function panel_2D_sliders(hObject, eventdata)</text:p>
      <text:p text:style-name="P1">function domain = CSI_getDomain(gui)</text:p>
      <text:p text:style-name="P1">function CSI_setDomain(hObj,evt)</text:p>
      <text:p text:style-name="P1">function data = CSI_getUnit(data, unit_str)</text:p>
      <text:p text:style-name="P1">function [doi, doi_axis, range] = CSI_getDataAtPeak(spec, xaxis, range)</text:p>
      <text:p text:style-name="P1">function range = CSI_getPeakOfInterest(xaxis, poi_tag)</text:p>
      <text:p text:style-name="P1">function [doi, doi_axis, doi_range] = CSI_getDataAtPeak_Stored(range, gui)</text:p>
      <text:p text:style-name="P1">function CSI_1D_initiateGUI(data1D, varargin)</text:p>
      <text:p text:style-name="P1">function CSI_1D_snap2fig_set(CSI_1Dobj, instance)</text:p>
      <text:p text:style-name="P1">function CSI_1D_snap2fig(~, ~)</text:p>
      <text:p text:style-name="P1"><text:soft-page-break/>function CSI_1D_movePanelToGUI(hObj, ~)</text:p>
      <text:p text:style-name="P1">function CSI_1D_closeGUI(hObj, ~)</text:p>
      <text:p text:style-name="P1">function CSI_1D_displayData(CSI_1D_obj)</text:p>
      <text:p text:style-name="P1">function title_str = CSI_1D_display_createTitle(index)</text:p>
      <text:p text:style-name="P1">function [CSI_1DObj, appdata1D, data] = CSI_1D_getData(CSI_1DObj)</text:p>
      <text:p text:style-name="P1">function CSI_1D_panel(instance)</text:p>
      <text:p text:style-name="P1">function obj1D <text:s/>= panel_1D_getInstanceData(hObj,tag)</text:p>
      <text:p text:style-name="P1">function panel_1D_PhasingMethod(hObj, ~)</text:p>
      <text:p text:style-name="P1">function panel_1D_PhaseCorrection_Manual(hObj, ~)</text:p>
      <text:p text:style-name="P1">function panel_1D_PhaseCorrection_ApplyToAll(hObj,~)</text:p>
      <text:p text:style-name="P1">function panel_1D_PhaseCorrection_Auto(hObj, ~)</text:p>
      <text:p text:style-name="P1">function panel_1D_ZeroFill(hObj, ~)</text:p>
      <text:p text:style-name="P1">function panel_1D_SNR(hObj, ~)</text:p>
      <text:p text:style-name="P1">function panel_1D_FWHM(hObj, ~)</text:p>
      <text:p text:style-name="P1">function panel_1D_Baseline(hObj,~)</text:p>
      <text:p text:style-name="P1">function panel_1D_SaveToMain(hObj, ~)</text:p>
      <text:p text:style-name="P1">function panel_1D_FFT(hObj, ~)</text:p>
      <text:p text:style-name="P1">function panel_1D_iFFT(hObj, ~)</text:p>
      <text:p text:style-name="P1">function panel_1D_Apodization(hObj,~)</text:p>
      <text:p text:style-name="P1">function panel_1D_DataDisplay(hObj, ~)</text:p>
      <text:p text:style-name="P1">function panel_1D_Export(hObj, ~)</text:p>
      <text:p text:style-name="P1">function CSI_Log(varargin)</text:p>
      <text:p text:style-name="P1">function CSI_Log_deleteLine(hObj)</text:p>
      <text:p text:style-name="P1">function CSI_viewNoise(hObject, ~, ~)</text:p>
      <text:p text:style-name="P1">function CSI_saveData(hObject, ~, ~)</text:p>
      <text:p text:style-name="P1">function CSI_saveSDAT(hObject, ~, ~, varargin)</text:p>
      <text:p text:style-name="P1">function CSI_saveTXT(hObject, ~, ~, varargin)</text:p>
      <text:p text:style-name="P1">function CSI_saveMAT(hObject, ~, ~,varargin)</text:p>
      <text:p text:style-name="P1">function CSI_saveFig(hObject, ~, ~)</text:p>
      <text:p text:style-name="P1">function CSI_saveLog(hObject, ~, ~)</text:p>
      <text:p text:style-name="P1">function button_setBackup_Callback(~, ~, gui)</text:p>
      <text:p text:style-name="P1">function button_getBackup_Callback(~, ~, gui)</text:p>
      <text:p text:style-name="P1">function CSI_backupSet(gui, info_str)</text:p>
      <text:p text:style-name="P1">function CSI_backupGet(gui, askUser)</text:p>
      <text:p text:style-name="P1">function CSIgui_Undo(hObj,~,~)</text:p>
      <text:p text:style-name="P1">function CSI_backupManager(gui)</text:p>
      <text:p text:style-name="P1">function button_plotIMG_Callback(hObj, ~, ~)</text:p>
      <text:p text:style-name="P1">function button_MRIcontrast_Callback(hObject, eventdata, gui)</text:p>
      <text:p text:style-name="P1">function CSIgui_main_CloseFromMenu(hObject, ~)</text:p>
      <text:p text:style-name="P1">function CSIgui_main_CloseRequestFcn(hObject, ~, ~)</text:p>
      <text:p text:style-name="P1">function setGUIcolor_bymenu(hObj, evt, ~)</text:p>
      <text:p text:style-name="P1">function setGUIcolor(hObject)</text:p>
      <text:p text:style-name="P1">function setGUIcolor_custom(hObj,~,~)</text:p>
      <text:p text:style-name="P1">function colors = setGUIcolor_custom_read()</text:p>
      <text:p text:style-name="P1">function setGUIcolor_custom_pickColor(hObj,evt,~)</text:p>
      <text:p text:style-name="P1">function setGuiColor_custom_Done(hObj,~, ~)</text:p>
      <text:p text:style-name="P1"><text:soft-page-break/>function loadBar(perc, info)</text:p>
      <text:p text:style-name="P1">function listbox_CSIinfo_Callback(hObject, eventdata, gui)</text:p>
      <text:p text:style-name="P1">function listbox_CSIinfo_CreateFcn(hObject, eventdata, gui)</text:p>
      <text:p text:style-name="P1">function listbox_MRIinfo_Callback(hObject, eventdata, gui)</text:p>
      <text:p text:style-name="P1">function listbox_MRIinfo_CreateFcn(hObject, eventdata, gui)</text:p>
      <text:p text:style-name="P1">function popup_plotUnit_Callback(hObject, eventdata, gui)</text:p>
      <text:p text:style-name="P1">function popup_plotUnit_CreateFcn(hObject, eventdata, gui)</text:p>
      <text:p text:style-name="P1">function popup_plotIMG_Callback(hObject, eventdata, gui)</text:p>
      <text:p text:style-name="P1">function popup_plotIMG_CreateFcn(hObject, eventdata, gui)</text:p>
      <text:p text:style-name="P1">function button_TestSomething_Callback(hObj, eventdata, gui)</text:p>
      <text:p text:style-name="P1">function CSI_showAllImages_Something(hObj)</text:p>
      <text:p text:style-name="P1">function CSI_MergeVoxels_Initiate(hObj, gui)</text:p>
      <text:p text:style-name="P1">function button_CSI_MergeVoxels_Callback(hObj, ~, gui)</text:p>
      <text:p text:style-name="P1">function CSI_MergeVoxels_plotVoxels(hObj, gui, plot_par)</text:p>
      <text:p text:style-name="P1">function selected = CSI_MergeVoxels_getSelected(hObj)</text:p>
      <text:p text:style-name="P1">function CSI_MergeVoxels_Button_Merge(hObj,~)</text:p>
      <text:p text:style-name="P1">function CSI_MergeVoxels_Button_Save(hObj,~)</text:p>
      <text:p text:style-name="P1">function CSI_MergeVoxels_SaveData(hObj, fp, fn)</text:p>
      <text:p text:style-name="P1">function CSI_MergeVoxels_SaveFig(hObj, fp, fn)</text:p>
      <text:p text:style-name="P1">function CSI_MergeVoxels_Average(sel)</text:p>
      <text:p text:style-name="P1">function [poi, pex] = CSI_MergeVoxels_POI(xaxis)</text:p>
      <text:p text:style-name="P1">function sel = CSI_MergeVoxels_SNR_Filter(sel)</text:p>
      <text:p text:style-name="P1">function snr = CSI_MergeVoxels_SNR(sel, poi_tag)</text:p>
      <text:p text:style-name="P1">function sel = CSI_MergeVoxels_Weighted(sel)</text:p>
      <text:p text:style-name="P1">function sel = CSI_MergeVoxels_Align(sel)</text:p>
      <text:p text:style-name="P1">function button_MRI_plotImage_Grid_Callback(hObj, ~, gui)</text:p>
      <text:p text:style-name="P1">function button_Flip092_Callback(~, ~, gui)</text:p>
      <text:p text:style-name="P1">function button_CSI_AutoProcessing_Callback(hObj, evt, gui)</text:p>
      <text:p text:style-name="P1">function CSI_Normalize(gui)</text:p>
      <text:p text:style-name="P1">function button_Normalize_Callback(~ , ~, gui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3T15:37:30.24</meta:creation-date>
    <dc:date>2019-01-13T16:19:08.50</dc:date>
    <meta:editing-duration>PT41M28S</meta:editing-duration>
    <meta:editing-cycles>19</meta:editing-cycles>
    <meta:generator>OpenOffice/4.1.6$Win32 OpenOffice.org_project/416m1$Build-9790</meta:generator>
    <meta:document-statistic meta:table-count="0" meta:image-count="0" meta:object-count="0" meta:page-count="5" meta:paragraph-count="201" meta:word-count="824" meta:character-count="9637"/>
  </office:meta>
</office:document-meta>
</file>